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-hatch-name="hatch"/>
      <style:paragraph-properties fo:margin-left="0in" fo:margin-right="0in" fo:line-height="200%" fo:text-indent="0in" style:auto-text-indent="true"/>
      <style:text-properties officeooo:rsid="000e7237" officeooo:paragraph-rsid="000e7237"/>
    </style:style>
    <style:style style:name="P2" style:family="paragraph" style:parent-style-name="Standard">
      <loext:graphic-properties draw:fill-hatch-name="hatch"/>
      <style:paragraph-properties fo:margin-left="0in" fo:margin-right="0in" fo:line-height="200%" fo:text-indent="0in" style:auto-text-indent="true"/>
      <style:text-properties officeooo:rsid="000f3ce2" officeooo:paragraph-rsid="000f3ce2"/>
    </style:style>
    <style:style style:name="P3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0c8347" officeooo:paragraph-rsid="000c8347" style:font-weight-asian="bold" style:font-weight-complex="bold"/>
    </style:style>
    <style:style style:name="P4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0e7237" officeooo:paragraph-rsid="000e723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would like to thank my <text:span text:style-name="T1">Creator </text:span>for creating me, and for creating the entire Universe. I thank Him for my drive and musical talent.</text:p>
      <text:p text:style-name="P1">I would like to thank my parents for instilling in me a deep love of education. I would like to thank my Family and Friends for their kindness, love and support.</text:p>
      <text:p text:style-name="P1">I would like to thank all of the great saxophonists who inspired me: Charlie Parker, John Coltrane, David Sanborn, Phil Woods, Sonny Stitt, Sharel Cassity, Branford Marsalis, Hank Crawford, Jackie McLean, and many many more.</text:p>
      <text:p text:style-name="P2">I would like to thank Professor Christopher Barrick for creating his awesome “Altissimo Fingerings for Alto Saxophone”, and for allowing me to include it in this book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0c8347" officeooo:paragraph-rsid="000c8347" style:font-weight-asian="bold" style:font-weight-complex="bold"/>
    </style:style>
    <style:style style:name="MP2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0e7237" officeooo:paragraph-rsid="000e7237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500 Daily Saxophone Etudes</text:p>
        <text:p text:style-name="MP2">Acknowledgment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01:13:13.924013077</meta:creation-date>
    <dc:date>2023-06-09T02:13:44.680639755</dc:date>
    <meta:editing-duration>PT13M35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6" meta:word-count="123" meta:character-count="725" meta:non-whitespace-character-count="608"/>
  </office:meta>
</office:document-meta>
</file>